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system" style:font-pitch="variable"/>
    <style:font-face style:name="맑은 고딕1" svg:font-family="'맑은 고딕'"/>
    <style:font-face style:name="맑은 고딕2" svg:font-family="'맑은 고딕', 'Noto Sans KR', 돋움, 돋움체, 굴림, 굴림체, 'Courier New'" style:font-family-generic="modern" style:font-pitch="fixed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8.29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4.651cm"/>
    </style:style>
    <style:style style:name="co9" style:family="table-column">
      <style:table-column-properties fo:break-before="auto" style:column-width="9.827cm"/>
    </style:style>
    <style:style style:name="co10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4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맑은 고딕1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맑은 고딕2" style:font-size-complex="11pt"/>
    </style:style>
    <style:style style:name="ce9" style:family="table-cell" style:parent-style-name="Default">
      <style:text-properties style:font-name="Noto Sans" fo:font-size="11pt" style:font-name-asian="Noto Sans" style:font-size-asian="11pt" style:font-size-complex="11pt"/>
    </style:style>
    <style:style style:name="T1" style:family="text">
      <style:text-properties fo:color="#000000" style:font-name="Noto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" style:font-name-complex="Noto Sans CJK K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oto Sans CJK KR1"/>
    </style:style>
    <style:style style:name="T3" style:family="text">
      <style:text-properties fo:color="#000000" style:font-name="Noto Sans CJK K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Noto Sans CJK K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맑은 고딕2" style:font-name-asian="맑은 고딕2" style:font-name-complex="맑은 고딕2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5" table:default-cell-style-name="ce3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</text:p>
          </table:table-cell>
          <table:table-cell table:style-name="ce4" office:value-type="string" calcext:value-type="string">
            <text:p>파라미터</text:p>
          </table:table-cell>
          <table:table-cell table:style-name="ce1" office:value-type="string" calcext:value-type="string">
            <text:p>구현여부</text:p>
          </table:table-cell>
          <table:table-cell table:style-name="ce1" office:value-type="string" calcext:value-type="string">
            <text:p>반환</text:p>
          </table:table-cell>
          <table:table-cell table:style-name="ce1" office:value-type="string" calcext:value-type="string">
            <text:p>메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로그아웃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out</text:p>
          </table:table-cell>
          <table:table-cell office:value-type="string" calcext:value-type="string">
            <text:p>o</text:p>
          </table:table-cell>
          <table:table-cell table:style-name="ce6"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로그인했는지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/is-login</text:p>
          </table:table-cell>
          <table:table-cell/>
          <table:table-cell table:style-name="ce6"/>
          <table:table-cell office:value-type="string" calcext:value-type="string">
            <text:p>o</text:p>
          </table:table-cell>
          <table:table-cell office:value-type="string" calcext:value-type="string">
            <text:p>true or false</text:p>
          </table:table-cell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카테고리, 게시글, 댓글중 카테고리만 같이 반환. 게시글, 댓글은 따로 요청해야한다</text:p>
          </table:table-cell>
          <table:table-cell table:number-columns-repeated="16375"/>
        </table:table-row>
        <table:table-row table:style-name="ro5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userid, password, nickname, newPasswor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자신의 기존 패스워드를 같이 전송해야한다.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6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page</text:span>, abbr, like_cut, search, size, orderb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{“totalCount”:숫자, “posts”:[]}</text:p>
          </table:table-cell>
          <table:table-cell office:value-type="string" calcext:value-type="string">
            <text:p>page는 1이상 자연수로 필수값이다. 나머지 다섯개는 선택. 실시간 베스트는 page, like_cut두개만 보내면 되고 개념글은 page, abbr, like_cut이렇게 조합해서 보내면 된다. size는 한번에 보여줄 게시글의 수. orderby는 LIKE, DISLIKE, VIEWCOUNT가능. 안해도 되고.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title, content, password</text:p>
          </table:table-cell>
          <table:table-cell office:value-type="string" calcext:value-type="string">
            <text:p>o</text:p>
          </table:table-cell>
          <table:table-cell table:style-name="ce9"/>
          <table:table-cell table:style-name="ce9" office:value-type="string" calcext:value-type="string">
            <text:p>익명일때는 password를 보내야함</text:p>
          </table:table-cell>
          <table:table-cell table:style-name="ce9" table:number-columns-repeated="16375"/>
        </table:table-row>
        <table:table-row table:style-name="ro7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8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tle, conte<text:span text:style-name="T2">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content, password, prev_comment_i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익명일때는 password를 보내야함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8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3">comment_id, </text:span><text:span text:style-name="T4">conte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9" table:number-rows-repeated="1048546">
          <table:table-cell table:number-columns-repeated="16384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system" style:font-pitch="variable"/>
    <style:font-face style:name="맑은 고딕1" svg:font-family="'맑은 고딕'"/>
    <style:font-face style:name="맑은 고딕2" svg:font-family="'맑은 고딕', 'Noto Sans KR', 돋움, 돋움체, 굴림, 굴림체, 'Courier New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00/00/00</text:date>, <text:time style:data-style-name="N2" text:time-value="17:02:52.989003528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5-08T18:37:18Z</meta:creation-date>
    <dc:date>2025-05-28T17:29:43.613472420</dc:date>
    <meta:editing-cycles>98</meta:editing-cycles>
    <meta:editing-duration>PT17H19M59S</meta:editing-duration>
    <meta:document-statistic meta:table-count="1" meta:cell-count="136" meta:object-count="0"/>
  </office:meta>
</office:document-meta>
</file>